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 style:parent-style-name="Standard"/>
    <style:style style:name="P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P8" style:family="paragraph" style:parent-style-name="Standard">
      <style:paragraph-properties fo:break-before="auto" fo:text-indent="0cm" fo:line-height="115%" fo:margin-left="0cm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 style:parent-style-name="Standard"/>
    <style:style style:name="P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9" style:family="text"/>
    <style:style style:name="T19_30" style:family="text"/>
    <style:style style:name="T19_31" style:family="text"/>
    <style:style style:name="P20" style:family="paragraph" style:parent-style-name="Standard">
      <style:paragraph-properties fo:break-before="auto" fo:text-indent="0cm" fo:line-height="115%" fo:margin-left="0cm" style:writing-mode="lr-tb"/>
    </style:style>
    <style:style style:name="T20_1" style:family="text"/>
    <style:style style:name="T20_2" style:family="text"/>
    <style:style style:name="T20_3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 style:parent-style-name="Standard"/>
    <style:style style:name="P2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 style:parent-style-name="Standard"/>
    <style:style style:name="P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 style:parent-style-name="Standard"/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" style:family="text"/>
    <style:style style:name="T29_10" style:family="text"/>
    <style:style style:name="T29_11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 style:parent-style-name="Standard"/>
    <style:style style:name="P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 style:parent-style-name="Standard"/>
    <style:style style:name="P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P79" style:family="paragraph" style:parent-style-name="Standard">
      <style:paragraph-properties fo:break-before="auto" fo:text-indent="1.27cm" fo:line-height="115%" fo:margin-left="1.27cm" style:writing-mode="lr-tb"/>
    </style:style>
    <style:style style:name="T79_1" style:family="text"/>
    <style:style style:name="T79_2" style:family="text"/>
    <style:style style:name="T79_3" style:family="text"/>
    <style:style style:name="P80" style:family="paragraph" style:parent-style-name="Standard">
      <style:paragraph-properties fo:break-before="auto" fo:text-indent="1.27cm" fo:line-height="115%" fo:margin-left="1.27cm" style:writing-mode="lr-tb"/>
    </style:style>
    <style:style style:name="P81" style:family="paragraph" style:parent-style-name="Standard">
      <style:paragraph-properties fo:break-before="auto" fo:text-indent="0cm" fo:line-height="115%" fo:margin-left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 style:parent-style-name="Standard"/>
    <style:style style:name="P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3" style:family="text"/>
    <style:style style:name="T83_44" style:family="text"/>
    <style:style style:name="P84" style:family="paragraph" style:parent-style-name="Standard">
      <style:paragraph-properties fo:break-before="auto" fo:text-indent="0cm" fo:line-height="115%" fo:margin-left="0cm" style:writing-mode="lr-tb"/>
    </style:style>
    <style:style style:name="T84_1" style:family="text"/>
    <style:style style:name="T84_2" style:family="text"/>
    <style:style style:name="P85" style:family="paragraph" style:parent-style-name="Standard">
      <style:paragraph-properties fo:break-before="auto" fo:text-indent="0cm" fo:line-height="115%" fo:margin-left="0cm" style:writing-mode="lr-tb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P88" style:family="paragraph" style:parent-style-name="Standard">
      <style:paragraph-properties fo:break-before="auto" fo:line-height="115%" style:writing-mode="lr-tb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T90_41" style:family="text"/>
    <style:style style:name="T90_42" style:family="text"/>
    <style:style style:name="T90_43" style:family="text"/>
    <style:style style:name="T90_44" style:family="text"/>
  </office:automatic-styles>
  <office:body>
    <office:text>
      <text:p text:style-name="P1"><text:span text:style-name="T1_1">Esquema</text:span><text:span text:style-name="T1_2"><text:s/></text:span><text:span text:style-name="T1_3">propuesto</text:span><text:span text:style-name="T1_4"><text:s/>(</text:span><text:span text:style-name="T1_5">Luis</text:span><text:span text:style-name="T1_6">)<text:s/>[</text:span><text:span text:style-name="T1_7">LEER</text:span><text:span text:style-name="T1_8"><text:s/></text:span><text:span text:style-name="T1_9">NOTA</text:span><text:span text:style-name="T1_10"><text:s/></text:span><text:span text:style-name="T1_11">AL</text:span><text:span text:style-name="T1_12"><text:s/></text:span><text:span text:style-name="T1_13">FINAL</text:span><text:span text:style-name="T1_14">]:</text:span></text:p>
      <text:p text:style-name="P2"/>
      <text:p text:style-name="P3"><text:span text:style-name="T3_1"><office:annotation><dc:creator/><text:p text:style-name="P4"><text:span text:style-name="T4_1">Luis</text:span><text:span text:style-name="T4_2"><text:s/></text:span><text:span text:style-name="T4_3">Quintana</text:span><text:span text:style-name="T4_4">:</text:span></text:p><text:p text:style-name="P5"><text:span text:style-name="T5_1">Fuera</text:span><text:span text:style-name="T5_2"><text:s/></text:span><text:span text:style-name="T5_3">de</text:span><text:span text:style-name="T5_4"><text:s/></text:span><text:span text:style-name="T5_5">una</text:span><text:span text:style-name="T5_6"><text:s/></text:span><text:span text:style-name="T5_7">función</text:span><text:span text:style-name="T5_8"><text:s/></text:span><text:span text:style-name="T5_9">solo</text:span><text:span text:style-name="T5_10"><text:s/></text:span><text:span text:style-name="T5_11">se</text:span><text:span text:style-name="T5_12"><text:s/></text:span><text:span text:style-name="T5_13">permiten</text:span><text:span text:style-name="T5_14"><text:s/></text:span><text:span text:style-name="T5_15">declaraciones</text:span></text:p></office:annotation></text:span><text:span text:style-name="T5_16">inicio</text:span><text:span text:style-name="T5_17"><text:tab/><text:tab/>&gt;</text:span><text:span text:style-name="T5_18">declaracion</text:span><text:span text:style-name="T5_19"><text:s/></text:span><text:span text:style-name="T5_20">inicio</text:span></text:p>
      <text:p text:style-name="P6"><text:span text:style-name="T6_1"><text:tab/><text:tab/>|<text:s/></text:span><text:span text:style-name="T6_2">definicion</text:span><text:span text:style-name="T6_3"><text:s/></text:span><text:span text:style-name="T6_4">inicio</text:span></text:p>
      <text:p text:style-name="P7"><text:span text:style-name="T7_1"><text:tab/><text:tab/>|<text:s/></text:span><text:span text:style-name="T7_2">EPSILON</text:span></text:p>
      <text:p text:style-name="P8"/>
      <text:p text:style-name="P9"><text:span text:style-name="T9_1">definicion</text:span><text:span text:style-name="T9_2"><text:tab/>&gt;</text:span><text:span text:style-name="T9_3">tipo</text:span><text:span text:style-name="T9_4"><text:s/></text:span><text:span text:style-name="T9_5">lc</text:span><text:span text:style-name="T9_6"><text:s/></text:span><text:span text:style-name="T9_7">ID</text:span><text:span text:style-name="T9_8"><text:s/>(<text:s/></text:span><text:span text:style-name="T9_9">atributos</text:span><text:span text:style-name="T9_10"><text:s/>)<text:s/></text:span><text:span text:style-name="T9_11">llaves</text:span></text:p>
      <text:p text:style-name="P10"><text:span text:style-name="T10_1"><text:tab/><text:tab/>|<text:s/></text:span><text:span text:style-name="T10_2">tipo</text:span><text:span text:style-name="T10_3"><text:s/></text:span><text:span text:style-name="T10_4">lc</text:span><text:span text:style-name="T10_5"><text:s/></text:span><text:span text:style-name="T10_6">ID</text:span><text:span text:style-name="T10_7"><text:s/>(<text:s/>)<text:s/></text:span><text:span text:style-name="T10_8">llaves</text:span></text:p>
      <text:p text:style-name="P11"/>
      <text:p text:style-name="P12"><text:span text:style-name="T12_1">llaves</text:span><text:span text:style-name="T12_2"><text:tab/><text:tab/>&gt;{<text:s/></text:span><text:span text:style-name="T12_3">bloque</text:span><text:span text:style-name="T12_4"><text:s/>}</text:span></text:p>
      <text:p text:style-name="P13"/>
      <text:p text:style-name="P14"><text:span text:style-name="T14_1">bloque</text:span><text:span text:style-name="T14_2"><text:tab/><text:tab/>&gt;</text:span><text:span text:style-name="T14_3">sentencia</text:span><text:span text:style-name="T14_4"><text:s/></text:span><text:span text:style-name="T14_5">bloque</text:span></text:p>
      <text:p text:style-name="P15"><text:span text:style-name="T15_1"><text:tab/><text:tab/>|<text:s/></text:span><text:span text:style-name="T15_2">EPSILON</text:span></text:p>
      <text:p text:style-name="P16"/>
      <text:p text:style-name="P17"><text:span text:style-name="T17_1"><office:annotation><dc:creator/><text:p text:style-name="P18"><text:span text:style-name="T18_1">Luis</text:span><text:span text:style-name="T18_2"><text:s/></text:span><text:span text:style-name="T18_3">Quintana</text:span><text:span text:style-name="T18_4">:</text:span></text:p><text:p text:style-name="P19"><text:span text:style-name="T19_1">Dentro</text:span><text:span text:style-name="T19_2"><text:s/></text:span><text:span text:style-name="T19_3">de</text:span><text:span text:style-name="T19_4"><text:s/></text:span><text:span text:style-name="T19_5">una</text:span><text:span text:style-name="T19_6"><text:s/></text:span><text:span text:style-name="T19_7">función</text:span><text:span text:style-name="T19_8"><text:s/></text:span><text:span text:style-name="T19_9">no</text:span><text:span text:style-name="T19_10"><text:s/></text:span><text:span text:style-name="T19_11">se</text:span><text:span text:style-name="T19_12"><text:s/></text:span><text:span text:style-name="T19_13">permiten</text:span><text:span text:style-name="T19_14"><text:s/></text:span><text:span text:style-name="T19_15">definiciones</text:span><text:span text:style-name="T19_16"><text:s/></text:span><text:span text:style-name="T19_17">de</text:span><text:span text:style-name="T19_18"><text:s/></text:span><text:span text:style-name="T19_19">otras</text:span><text:span text:style-name="T19_20"><text:s/></text:span><text:span text:style-name="T19_21">funciones</text:span><text:span text:style-name="T19_22">,<text:s/></text:span><text:span text:style-name="T19_23">pero</text:span><text:span text:style-name="T19_24"><text:s/></text:span><text:span text:style-name="T19_25">si</text:span><text:span text:style-name="T19_26"><text:s/></text:span><text:span text:style-name="T19_27">declaraciones</text:span><text:span text:style-name="T19_28">.</text:span></text:p></office:annotation></text:span><text:span text:style-name="T19_29">sentencia</text:span><text:span text:style-name="T19_30"><text:tab/>&gt;</text:span><text:span text:style-name="T19_31">declaracion</text:span></text:p>
      <text:p text:style-name="P20"><text:span text:style-name="T20_1"><text:tab/><text:tab/>|<text:s/></text:span><text:span text:style-name="T20_2">asignacion</text:span><text:span text:style-name="T20_3"><text:s/>;</text:span></text:p>
      <text:p text:style-name="P21"><text:span text:style-name="T21_1"><text:tab/><text:tab/></text:span><text:span text:style-name="T21_2"><office:annotation><dc:creator/><text:p text:style-name="P22"><text:span text:style-name="T22_1">Luis</text:span><text:span text:style-name="T22_2"><text:s/></text:span><text:span text:style-name="T22_3">Quintana</text:span><text:span text:style-name="T22_4">:</text:span></text:p><text:p text:style-name="P23"><text:span text:style-name="T23_1">while</text:span><text:span text:style-name="T23_2"><text:s/>(<text:s/></text:span><text:span text:style-name="T23_3">asignacion</text:span><text:span text:style-name="T23_4"><text:s/>)<text:s/></text:span><text:span text:style-name="T23_5">sentencia</text:span><text:span text:style-name="T23_6"><text:s/>;<text:s/></text:span><text:span text:style-name="T23_7">corresponde</text:span><text:span text:style-name="T23_8"><text:s/></text:span><text:span text:style-name="T23_9">al</text:span><text:span text:style-name="T23_10"><text:s/></text:span><text:span text:style-name="T23_11">bucle</text:span><text:span text:style-name="T23_12"><text:s/></text:span><text:span text:style-name="T23_13">while</text:span><text:span text:style-name="T23_14">.</text:span></text:p></office:annotation></text:span><text:span text:style-name="T23_15">|<text:s/></text:span><text:span text:style-name="T23_16">while</text:span><text:span text:style-name="T23_17"><text:s/>(<text:s/></text:span><text:span text:style-name="T23_18">asignacion</text:span><text:span text:style-name="T23_19"><text:s/>)<text:s/></text:span><text:span text:style-name="T23_20">sentencia</text:span></text:p>
      <text:p text:style-name="P24"><text:span text:style-name="T24_1"><text:tab/><text:tab/></text:span><text:span text:style-name="T24_2"><office:annotation><dc:creator/><text:p text:style-name="P25"><text:span text:style-name="T25_1">Luis</text:span><text:span text:style-name="T25_2"><text:s/></text:span><text:span text:style-name="T25_3">Quintana</text:span><text:span text:style-name="T25_4">:</text:span></text:p><text:p text:style-name="P26"><text:span text:style-name="T26_1">if</text:span><text:span text:style-name="T26_2"><text:s/>(<text:s/></text:span><text:span text:style-name="T26_3">asignacion</text:span><text:span text:style-name="T26_4"><text:s/>)<text:s/></text:span><text:span text:style-name="T26_5">sentencia</text:span><text:span text:style-name="T26_6"><text:s/>;<text:s/></text:span><text:span text:style-name="T26_7">corresponde</text:span><text:span text:style-name="T26_8"><text:s/></text:span><text:span text:style-name="T26_9">al</text:span><text:span text:style-name="T26_10"><text:s/></text:span><text:span text:style-name="T26_11">condicional</text:span><text:span text:style-name="T26_12"><text:s/></text:span><text:span text:style-name="T26_13">if</text:span><text:span text:style-name="T26_14">.</text:span></text:p></office:annotation></text:span><text:span text:style-name="T26_15">|<text:s/></text:span><text:span text:style-name="T26_16">if</text:span><text:span text:style-name="T26_17"><text:s/>(<text:s/></text:span><text:span text:style-name="T26_18">asignacion</text:span><text:span text:style-name="T26_19"><text:s/>)<text:s/></text:span><text:span text:style-name="T26_20">sentencia</text:span></text:p>
      <text:p text:style-name="P27"><text:span text:style-name="T27_1"><text:tab/><text:tab/></text:span><text:span text:style-name="T27_2"><office:annotation><dc:creator/><text:p text:style-name="P28"><text:span text:style-name="T28_1">Luis</text:span><text:span text:style-name="T28_2"><text:s/></text:span><text:span text:style-name="T28_3">Quintana</text:span><text:span text:style-name="T28_4">:</text:span></text:p><text:p text:style-name="P29"><text:span text:style-name="T29_1">Llamada</text:span><text:span text:style-name="T29_2"><text:s/></text:span><text:span text:style-name="T29_3">a</text:span><text:span text:style-name="T29_4"><text:s/></text:span><text:span text:style-name="T29_5">un</text:span><text:span text:style-name="T29_6"><text:s/></text:span><text:span text:style-name="T29_7">método</text:span><text:span text:style-name="T29_8">.</text:span></text:p></office:annotation></text:span><text:span text:style-name="T29_9">|<text:s/></text:span><text:span text:style-name="T29_10">llamada</text:span><text:span text:style-name="T29_11"><text:s/>;<text:s/></text:span></text:p>
      <text:p text:style-name="P30"><text:span text:style-name="T30_1"><text:tab/><text:tab/>|<text:s/></text:span><text:span text:style-name="T30_2">llaves</text:span></text:p>
      <text:p text:style-name="P31"><text:span text:style-name="T31_1"><text:tab/><text:tab/>|<text:s/>;</text:span></text:p>
      <text:p text:style-name="P32"/>
      <text:p text:style-name="P33"><text:span text:style-name="T33_1">declaracion</text:span><text:span text:style-name="T33_2"><text:tab/>&gt;</text:span><text:span text:style-name="T33_3">tipo</text:span><text:span text:style-name="T33_4"><text:s/></text:span><text:span text:style-name="T33_5">lista</text:span><text:span text:style-name="T33_6"><text:s/>;</text:span></text:p>
      <text:p text:style-name="P34"><text:span text:style-name="T34_1"><text:tab/><text:tab/>|<text:s/></text:span><text:span text:style-name="T34_2">tipo</text:span><text:span text:style-name="T34_3"><text:s/></text:span><text:span text:style-name="T34_4">lc</text:span><text:span text:style-name="T34_5"><text:s/></text:span><text:span text:style-name="T34_6">ID</text:span><text:span text:style-name="T34_7"><text:s/>(<text:s/></text:span><text:span text:style-name="T34_8">atributos</text:span><text:span text:style-name="T34_9"><text:s/>)<text:s/>;</text:span></text:p>
      <text:p text:style-name="P35"/>
      <text:p text:style-name="P36"><text:span text:style-name="T36_1"><office:annotation><dc:creator/><text:p text:style-name="P37"><text:span text:style-name="T37_1">Luis</text:span><text:span text:style-name="T37_2"><text:s/></text:span><text:span text:style-name="T37_3">Quintana</text:span><text:span text:style-name="T37_4">:</text:span></text:p><text:p text:style-name="P38"><text:span text:style-name="T38_1">No</text:span><text:span text:style-name="T38_2"><text:s/></text:span><text:span text:style-name="T38_3">se</text:span><text:span text:style-name="T38_4"><text:s/></text:span><text:span text:style-name="T38_5">permiten</text:span><text:span text:style-name="T38_6"><text:s/></text:span><text:span text:style-name="T38_7">valores</text:span><text:span text:style-name="T38_8"><text:s/></text:span><text:span text:style-name="T38_9">por</text:span><text:span text:style-name="T38_10"><text:s/></text:span><text:span text:style-name="T38_11">defecto</text:span><text:span text:style-name="T38_12"><text:s/></text:span><text:span text:style-name="T38_13">en</text:span><text:span text:style-name="T38_14"><text:s/></text:span><text:span text:style-name="T38_15">la</text:span><text:span text:style-name="T38_16"><text:s/></text:span><text:span text:style-name="T38_17">definición</text:span><text:span text:style-name="T38_18"><text:s/></text:span><text:span text:style-name="T38_19">de</text:span><text:span text:style-name="T38_20"><text:s/></text:span><text:span text:style-name="T38_21">los</text:span><text:span text:style-name="T38_22"><text:s/></text:span><text:span text:style-name="T38_23">atributos</text:span><text:span text:style-name="T38_24">.</text:span></text:p><text:p text:style-name="P39"><text:span text:style-name="T39_1">Las</text:span><text:span text:style-name="T39_2"><text:s/></text:span><text:span text:style-name="T39_3">declaraciones</text:span><text:span text:style-name="T39_4"><text:s/></text:span><text:span text:style-name="T39_5">de</text:span><text:span text:style-name="T39_6"><text:s/></text:span><text:span text:style-name="T39_7">las</text:span><text:span text:style-name="T39_8"><text:s/></text:span><text:span text:style-name="T39_9">funciones</text:span><text:span text:style-name="T39_10"><text:s/></text:span><text:span text:style-name="T39_11">han</text:span><text:span text:style-name="T39_12"><text:s/></text:span><text:span text:style-name="T39_13">de</text:span><text:span text:style-name="T39_14"><text:s/></text:span><text:span text:style-name="T39_15">incluir</text:span><text:span text:style-name="T39_16"><text:s/></text:span><text:span text:style-name="T39_17">los</text:span><text:span text:style-name="T39_18"><text:s/></text:span><text:span text:style-name="T39_19">nombres</text:span><text:span text:style-name="T39_20"><text:s/></text:span><text:span text:style-name="T39_21">de</text:span><text:span text:style-name="T39_22"><text:s/></text:span><text:span text:style-name="T39_23">los</text:span><text:span text:style-name="T39_24"><text:s/></text:span><text:span text:style-name="T39_25">atributos</text:span><text:span text:style-name="T39_26">.</text:span></text:p></office:annotation></text:span><text:span text:style-name="T39_27">atributos</text:span><text:span text:style-name="T39_28"><text:tab/>&gt;</text:span><text:span text:style-name="T39_29">tipo</text:span><text:span text:style-name="T39_30"><text:s/></text:span><text:span text:style-name="T39_31">ID</text:span><text:span text:style-name="T39_32"><text:s/></text:span><text:span text:style-name="T39_33">lc</text:span><text:span text:style-name="T39_34"><text:s/>,<text:s/></text:span><text:span text:style-name="T39_35">atributos</text:span></text:p>
      <text:p text:style-name="P40"><text:span text:style-name="T40_1"><text:tab/><text:tab/>|<text:s/></text:span><text:span text:style-name="T40_2">tipo</text:span><text:span text:style-name="T40_3"><text:s/></text:span><text:span text:style-name="T40_4">ID</text:span><text:span text:style-name="T40_5"><text:s/></text:span><text:span text:style-name="T40_6">lc</text:span></text:p>
      <text:p text:style-name="P41"/>
      <text:p text:style-name="P42"><text:span text:style-name="T42_1">lc</text:span><text:span text:style-name="T42_2"><text:tab/><text:tab/>&gt;</text:span><text:span text:style-name="T42_3">lc</text:span><text:span text:style-name="T42_4"><text:s/>[<text:s/>]</text:span></text:p>
      <text:p text:style-name="P43"><text:span text:style-name="T43_1"><text:tab/><text:tab/>|<text:s/></text:span><text:span text:style-name="T43_2">EPSILON</text:span></text:p>
      <text:p text:style-name="P44"/>
      <text:p text:style-name="P45"><text:span text:style-name="T45_1">lista</text:span><text:span text:style-name="T45_2"><text:tab/><text:tab/>&gt;</text:span><text:span text:style-name="T45_3">ID</text:span><text:span text:style-name="T45_4"><text:s/></text:span><text:span text:style-name="T45_5"><office:annotation><dc:creator/><text:p text:style-name="P46"><text:span text:style-name="T46_1">Luis</text:span><text:span text:style-name="T46_2"><text:s/></text:span><text:span text:style-name="T46_3">Quintana</text:span><text:span text:style-name="T46_4">:</text:span></text:p><text:p text:style-name="P47"><text:span text:style-name="T47_1">C</text:span><text:span text:style-name="T47_2"><text:s/></text:span><text:span text:style-name="T47_3">no</text:span><text:span text:style-name="T47_4"><text:s/></text:span><text:span text:style-name="T47_5">permite</text:span><text:span text:style-name="T47_6"><text:s/></text:span><text:span text:style-name="T47_7">declarar</text:span><text:span text:style-name="T47_8"><text:s/></text:span><text:span text:style-name="T47_9">matrices</text:span><text:span text:style-name="T47_10"><text:s/></text:span><text:span text:style-name="T47_11">sin</text:span><text:span text:style-name="T47_12"><text:s/></text:span><text:span text:style-name="T47_13">poner</text:span><text:span text:style-name="T47_14"><text:s/></text:span><text:span text:style-name="T47_15">el</text:span><text:span text:style-name="T47_16"><text:s/></text:span><text:span text:style-name="T47_17">tamaño</text:span><text:span text:style-name="T47_18">.</text:span></text:p></office:annotation></text:span><text:span text:style-name="T47_19">lcn</text:span><text:span text:style-name="T47_20"><text:s/>=<text:s/></text:span><text:span text:style-name="T47_21">asignacion</text:span><text:span text:style-name="T47_22"><text:s/>,<text:s/></text:span><text:span text:style-name="T47_23">lista</text:span></text:p>
      <text:p text:style-name="P48"><text:span text:style-name="T48_1"><text:tab/><text:tab/>|<text:s/></text:span><text:span text:style-name="T48_2">ID</text:span><text:span text:style-name="T48_3"><text:s/></text:span><text:span text:style-name="T48_4">lcn</text:span><text:span text:style-name="T48_5"><text:s/>=<text:s/></text:span><text:span text:style-name="T48_6">asignacion</text:span></text:p>
      <text:p text:style-name="P49"><text:span text:style-name="T49_1"><text:tab/><text:tab/>|<text:s/></text:span><text:span text:style-name="T49_2">ID</text:span><text:span text:style-name="T49_3"><text:s/></text:span><text:span text:style-name="T49_4">lcn</text:span><text:span text:style-name="T49_5"><text:s/>,<text:s/></text:span><text:span text:style-name="T49_6">lista</text:span></text:p>
      <text:p text:style-name="P50"><text:span text:style-name="T50_1"><text:tab/><text:tab/>|<text:s/></text:span><text:span text:style-name="T50_2">ID</text:span><text:span text:style-name="T50_3"><text:s/></text:span><text:span text:style-name="T50_4">lcn</text:span></text:p>
      <text:p text:style-name="P51"/>
      <text:p text:style-name="P52"><text:span text:style-name="T52_1">asignacion</text:span><text:span text:style-name="T52_2"><text:tab/>&gt;</text:span><text:span text:style-name="T52_3">ID</text:span><text:span text:style-name="T52_4"><text:s/></text:span><text:span text:style-name="T52_5">lcn</text:span><text:span text:style-name="T52_6"><text:s/>=<text:s/></text:span><text:span text:style-name="T52_7">asignacion</text:span></text:p>
      <text:p text:style-name="P53"><text:span text:style-name="T53_1"><text:tab/><text:tab/>|<text:s/></text:span><text:span text:style-name="T53_2">relacional</text:span></text:p>
      <text:p text:style-name="P54"/>
      <text:p text:style-name="P55"><text:span text:style-name="T55_1">relacional</text:span><text:span text:style-name="T55_2"><text:tab/>&gt;</text:span><text:span text:style-name="T55_3">suma</text:span></text:p>
      <text:p text:style-name="P56"><text:span text:style-name="T56_1"><text:tab/><text:tab/>|<text:s/></text:span><text:span text:style-name="T56_2">relacional</text:span><text:span text:style-name="T56_3"><text:s/>&lt;<text:s/></text:span><text:span text:style-name="T56_4">suma</text:span></text:p>
      <text:p text:style-name="P57"><text:span text:style-name="T57_1"><text:tab/><text:tab/>|<text:s/></text:span><text:span text:style-name="T57_2">relacional</text:span><text:span text:style-name="T57_3"><text:s/>&gt;<text:s/></text:span><text:span text:style-name="T57_4">suma</text:span></text:p>
      <text:p text:style-name="P58"><text:span text:style-name="T58_1"><text:tab/><text:tab/>|<text:s/></text:span><text:span text:style-name="T58_2">relacional</text:span><text:span text:style-name="T58_3"><text:s/>&lt;=<text:s/></text:span><text:span text:style-name="T58_4">suma</text:span></text:p>
      <text:p text:style-name="P59"><text:span text:style-name="T59_1"><text:tab/><text:tab/>|<text:s/></text:span><text:span text:style-name="T59_2">relacional</text:span><text:span text:style-name="T59_3"><text:s/>&gt;=<text:s/></text:span><text:span text:style-name="T59_4">suma</text:span></text:p>
      <text:p text:style-name="P60"><text:span text:style-name="T60_1"><text:tab/><text:tab/>|<text:s/></text:span><text:span text:style-name="T60_2">relacional</text:span><text:span text:style-name="T60_3"><text:s/>==<text:s/></text:span><text:span text:style-name="T60_4">suma</text:span></text:p>
      <text:p text:style-name="P61"><text:span text:style-name="T61_1"><text:tab/><text:tab/>|<text:s/></text:span><text:span text:style-name="T61_2">relacional</text:span><text:span text:style-name="T61_3"><text:s/>!=<text:s/></text:span><text:span text:style-name="T61_4">suma</text:span></text:p>
      <text:p text:style-name="P62"/>
      <text:p text:style-name="P63"><text:span text:style-name="T63_1">suma</text:span><text:span text:style-name="T63_2"><text:tab/><text:tab/>&gt;</text:span><text:span text:style-name="T63_3">producto</text:span></text:p>
      <text:p text:style-name="P64"><text:span text:style-name="T64_1"><text:tab/><text:tab/>|<text:s/></text:span><text:span text:style-name="T64_2">suma</text:span><text:span text:style-name="T64_3"><text:s/>+<text:s/></text:span><text:span text:style-name="T64_4">producto</text:span></text:p>
      <text:p text:style-name="P65"><text:span text:style-name="T65_1"><text:tab/><text:tab/>|<text:s/></text:span><text:span text:style-name="T65_2">suma</text:span><text:span text:style-name="T65_3"><text:s/>-<text:s/></text:span><text:span text:style-name="T65_4">producto</text:span></text:p>
      <text:p text:style-name="P66"/>
      <text:p text:style-name="P67"><text:span text:style-name="T67_1">producto</text:span><text:span text:style-name="T67_2"><text:tab/>&gt;</text:span><text:span text:style-name="T67_3">basico</text:span></text:p>
      <text:p text:style-name="P68"><text:span text:style-name="T68_1"><text:tab/><text:tab/>|<text:s/></text:span><text:span text:style-name="T68_2">producto</text:span><text:span text:style-name="T68_3"><text:s/>*<text:s/></text:span><text:span text:style-name="T68_4">basico</text:span></text:p>
      <text:p text:style-name="P69"><text:span text:style-name="T69_1"><text:tab/><text:tab/>|<text:s/></text:span><text:span text:style-name="T69_2">producto</text:span><text:span text:style-name="T69_3"><text:s/>/<text:s/></text:span><text:span text:style-name="T69_4">basico</text:span></text:p>
      <text:p text:style-name="P70"/>
      <text:p text:style-name="P71"><text:span text:style-name="T71_1">basico</text:span><text:span text:style-name="T71_2"><text:tab/><text:tab/>&gt;</text:span><text:span text:style-name="T71_3">ID</text:span><text:span text:style-name="T71_4"><text:s/></text:span><text:span text:style-name="T71_5">lcn</text:span></text:p>
      <text:p text:style-name="P72"><text:span text:style-name="T72_1"><text:tab/><text:tab/>|<text:s/></text:span><text:span text:style-name="T72_2">ENTERO</text:span></text:p>
      <text:p text:style-name="P73"><text:span text:style-name="T73_1"><text:tab/><text:tab/>|<text:s/></text:span><text:span text:style-name="T73_2">REAL</text:span></text:p>
      <text:p text:style-name="P74"><text:span text:style-name="T74_1"><text:tab/><text:tab/>|<text:s/></text:span><text:span text:style-name="T74_2">CADENA</text:span></text:p>
      <text:p text:style-name="P75"><text:span text:style-name="T75_1"><text:tab/><text:tab/>|<text:s/></text:span><text:span text:style-name="T75_2">llamada</text:span></text:p>
      <text:p text:style-name="P76"><text:span text:style-name="T76_1"><text:tab/><text:tab/>|<text:s/>(<text:s/></text:span><text:span text:style-name="T76_2">asignacion</text:span><text:span text:style-name="T76_3"><text:s/>)</text:span></text:p>
      <text:p text:style-name="P77"/>
      <text:p text:style-name="P78"><text:span text:style-name="T78_1">llamada</text:span><text:span text:style-name="T78_2"><text:s/><text:tab/>&gt;</text:span><text:span text:style-name="T78_3">ID</text:span><text:span text:style-name="T78_4"><text:s/>(<text:s/></text:span><text:span text:style-name="T78_5">valores</text:span><text:span text:style-name="T78_6"><text:s/>)<text:s/></text:span></text:p>
      <text:p text:style-name="P79"><text:span text:style-name="T79_1">|<text:s/></text:span><text:span text:style-name="T79_2">ID</text:span><text:span text:style-name="T79_3"><text:s/>(<text:s/>)<text:s/></text:span></text:p>
      <text:p text:style-name="P80"/>
      <text:p text:style-name="P81"><text:span text:style-name="T81_1">lcn</text:span><text:span text:style-name="T81_2"><text:tab/><text:tab/>&gt;</text:span><text:span text:style-name="T81_3">lcn</text:span><text:span text:style-name="T81_4"><text:s/>[<text:s/></text:span><text:span text:style-name="T81_5"><office:annotation><dc:creator/><text:p text:style-name="P82"><text:span text:style-name="T82_1">Luis</text:span><text:span text:style-name="T82_2"><text:s/></text:span><text:span text:style-name="T82_3">Quintana</text:span><text:span text:style-name="T82_4">:</text:span></text:p><text:p text:style-name="P83"><text:span text:style-name="T83_1">Cualquier</text:span><text:span text:style-name="T83_2"><text:s/></text:span><text:span text:style-name="T83_3">expresión</text:span><text:span text:style-name="T83_4"><text:s/></text:span><text:span text:style-name="T83_5">que</text:span><text:span text:style-name="T83_6"><text:s/></text:span><text:span text:style-name="T83_7">devuelva</text:span><text:span text:style-name="T83_8"><text:s/></text:span><text:span text:style-name="T83_9">un</text:span><text:span text:style-name="T83_10"><text:s/></text:span><text:span text:style-name="T83_11">valor</text:span><text:span text:style-name="T83_12"><text:s/>(</text:span><text:span text:style-name="T83_13">de</text:span><text:span text:style-name="T83_14"><text:s/></text:span><text:span text:style-name="T83_15">cualquier</text:span><text:span text:style-name="T83_16"><text:s/></text:span><text:span text:style-name="T83_17">tipo</text:span><text:span text:style-name="T83_18">)<text:s/></text:span><text:span text:style-name="T83_19">puede</text:span><text:span text:style-name="T83_20"><text:s/></text:span><text:span text:style-name="T83_21">ir</text:span><text:span text:style-name="T83_22"><text:s/></text:span><text:span text:style-name="T83_23">dentro</text:span><text:span text:style-name="T83_24"><text:s/></text:span><text:span text:style-name="T83_25">de</text:span><text:span text:style-name="T83_26"><text:s/></text:span><text:span text:style-name="T83_27">unos</text:span><text:span text:style-name="T83_28"><text:s/></text:span><text:span text:style-name="T83_29">corchetes</text:span><text:span text:style-name="T83_30">,<text:s/></text:span><text:span text:style-name="T83_31">el</text:span><text:span text:style-name="T83_32"><text:s/></text:span><text:span text:style-name="T83_33">parseo</text:span><text:span text:style-name="T83_34"><text:s/></text:span><text:span text:style-name="T83_35">a</text:span><text:span text:style-name="T83_36"><text:s/></text:span><text:span text:style-name="T83_37">entero</text:span><text:span text:style-name="T83_38"><text:s/></text:span><text:span text:style-name="T83_39">es</text:span><text:span text:style-name="T83_40"><text:s/></text:span><text:span text:style-name="T83_41">automático</text:span><text:span text:style-name="T83_42">.</text:span></text:p></office:annotation></text:span><text:span text:style-name="T83_43">asignacion</text:span><text:span text:style-name="T83_44"><text:s/>]</text:span></text:p>
      <text:p text:style-name="P84"><text:span text:style-name="T84_1"><text:tab/><text:tab/>|<text:s/></text:span><text:span text:style-name="T84_2">EPSILON</text:span></text:p>
      <text:p text:style-name="P85"/>
      <text:p text:style-name="P86"><text:span text:style-name="T86_1">valores</text:span><text:span text:style-name="T86_2"><text:tab/>&gt;</text:span><text:span text:style-name="T86_3">asignacion</text:span><text:span text:style-name="T86_4"><text:s/>,<text:s/></text:span><text:span text:style-name="T86_5">valores</text:span></text:p>
      <text:p text:style-name="P87"><text:span text:style-name="T87_1"><text:tab/><text:tab/>|<text:s/></text:span><text:span text:style-name="T87_2">asignacion</text:span></text:p>
      <text:p text:style-name="P88"/>
      <text:p text:style-name="P89"><text:span text:style-name="T89_1">NOTA</text:span><text:span text:style-name="T89_2">:</text:span></text:p>
      <text:p text:style-name="P90"><text:span text:style-name="T90_1">Faltan</text:span><text:span text:style-name="T90_2"><text:s/></text:span><text:span text:style-name="T90_3">por</text:span><text:span text:style-name="T90_4"><text:s/></text:span><text:span text:style-name="T90_5">incluir</text:span><text:span text:style-name="T90_6"><text:s/></text:span><text:span text:style-name="T90_7">los</text:span><text:span text:style-name="T90_8"><text:s/></text:span><text:span text:style-name="T90_9">punteros</text:span><text:span text:style-name="T90_10"><text:s/></text:span><text:span text:style-name="T90_11">y</text:span><text:span text:style-name="T90_12"><text:s/></text:span><text:span text:style-name="T90_13">referencias</text:span><text:span text:style-name="T90_14"><text:s/>(*,<text:s/>&amp;)<text:s/></text:span><text:span text:style-name="T90_15">porque</text:span><text:span text:style-name="T90_16"><text:s/></text:span><text:span text:style-name="T90_17">no</text:span><text:span text:style-name="T90_18"><text:s/></text:span><text:span text:style-name="T90_19">estoy</text:span><text:span text:style-name="T90_20"><text:s/></text:span><text:span text:style-name="T90_21">seguro</text:span><text:span text:style-name="T90_22"><text:s/></text:span><text:span text:style-name="T90_23">de</text:span><text:span text:style-name="T90_24"><text:s/></text:span><text:span text:style-name="T90_25">si</text:span><text:span text:style-name="T90_26"><text:s/></text:span><text:span text:style-name="T90_27">los</text:span><text:span text:style-name="T90_28"><text:s/></text:span><text:span text:style-name="T90_29">hemos</text:span><text:span text:style-name="T90_30"><text:s/></text:span><text:span text:style-name="T90_31">incluido</text:span><text:span text:style-name="T90_32"><text:s/></text:span><text:span text:style-name="T90_33">en</text:span><text:span text:style-name="T90_34"><text:s/></text:span><text:span text:style-name="T90_35">el</text:span><text:span text:style-name="T90_36"><text:s/></text:span><text:span text:style-name="T90_37">lenguaje</text:span><text:span text:style-name="T90_38"><text:s/>(</text:span><text:span text:style-name="T90_39">creo</text:span><text:span text:style-name="T90_40"><text:s/></text:span><text:span text:style-name="T90_41">que</text:span><text:span text:style-name="T90_42"><text:s/></text:span><text:span text:style-name="T90_43">no</text:span><text:span text:style-name="T90_44">).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